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ProducibleDescriptio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roducibleDescription.setName(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roducibleDescription.setClassName(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roducibleDescription.creat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roducibleDescription.ge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roducibleDescription.setCreateId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